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796cm" table:align="margins"/>
    </style:style>
    <style:style style:name="Tabla1.A" style:family="table-column">
      <style:table-column-properties style:column-width="16.796cm" style:rel-column-width="65535*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2" style:family="paragraph" style:parent-style-name="Standard"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>
      <style:paragraph-properties fo:break-before="page"/>
      <style:text-properties officeooo:rsid="001bd329" officeooo:paragraph-rsid="001bd329"/>
    </style:style>
    <style:style style:name="P7" style:family="paragraph" style:parent-style-name="Standard">
      <style:text-properties fo:font-weight="bold" officeooo:rsid="001bd329" officeooo:paragraph-rsid="001bd329" style:font-weight-asian="bold" style:font-weight-complex="bold"/>
    </style:style>
    <style:style style:name="P8" style:family="paragraph" style:parent-style-name="Standard">
      <style:text-properties officeooo:rsid="00231bf6" officeooo:paragraph-rsid="00231bf6"/>
    </style:style>
    <style:style style:name="P9" style:family="paragraph" style:parent-style-name="Standard">
      <style:text-properties fo:font-weight="bold" officeooo:rsid="00231bf6" officeooo:paragraph-rsid="00231bf6" style:font-weight-asian="bold" style:font-weight-complex="bold"/>
    </style:style>
    <style:style style:name="P10" style:family="paragraph" style:parent-style-name="Standard">
      <style:text-properties officeooo:rsid="0025ef0a" officeooo:paragraph-rsid="0025ef0a"/>
    </style:style>
    <style:style style:name="P11" style:family="paragraph" style:parent-style-name="Standard">
      <style:text-properties officeooo:rsid="00266bde" officeooo:paragraph-rsid="00266bde"/>
    </style:style>
    <style:style style:name="P12" style:family="paragraph" style:parent-style-name="Standard">
      <style:text-properties fo:font-weight="bold" officeooo:rsid="00266bde" officeooo:paragraph-rsid="00266bde" style:font-weight-asian="bold" style:font-weight-complex="bold"/>
    </style:style>
    <style:style style:name="P13" style:family="paragraph" style:parent-style-name="Standard">
      <style:text-properties fo:font-weight="normal" officeooo:rsid="00266bde" officeooo:paragraph-rsid="00266bde" style:font-weight-asian="normal" style:font-weight-complex="normal"/>
    </style:style>
    <style:style style:name="P14" style:family="paragraph" style:parent-style-name="Standard">
      <loext:graphic-properties draw:fill="solid" draw:fill-color="#2b111b"/>
      <style:paragraph-properties fo:background-color="#2b111b" fo:padding="0cm" fo:border="none" style:shadow="none"/>
      <style:text-properties officeooo:paragraph-rsid="002282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fa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646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5c8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d75171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94e6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" fo:font-size="10pt" fo:font-style="normal" fo:font-weight="normal" officeooo:rsid="00228228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Introduccion</text:file-name></text:p>
      <text:p text:style-name="P5">Marcos Miquel Lisarde</text:p>
      <text:p text:style-name="P6"/>
      <text:p text:style-name="P2">Responde a las siguientes preguntas con palabras tus (no técnicas).</text:p>
      <text:p text:style-name="P2"/>
      <text:p text:style-name="P7">¿Qué hace un programa?</text:p>
      <text:p text:style-name="P8">Ejecuta una serie de ordenes.</text:p>
      <text:p text:style-name="P8"/>
      <text:p text:style-name="P9">¿Qué son los datos?</text:p>
      <text:p text:style-name="P8">Los datos son conjuntos de información que no está ordenada.</text:p>
      <text:p text:style-name="P8"/>
      <text:p text:style-name="P9">¿Cómo se comunica un programa con el usuario?</text:p>
      <text:p text:style-name="P10">Mediante los inputs que el usuario introduce</text:p>
      <text:p text:style-name="P2"/>
      <text:p text:style-name="P7">Un programa y un algoritmo es el mismo? </text:p>
      <text:p text:style-name="P10">No, un programa es un conjunto de algoritmos, mientras que un algoritmo es una serie de de instrucciones para resolver un pro</text:p>
      <text:p text:style-name="P10"/>
      <text:p text:style-name="P10"><text:span text:style-name="T1">¿Qué es un compilador?</text:span> </text:p>
      <text:p text:style-name="P11">Un compilador es un software que pasa un código de lenguaje humano a lenguaje máquina.</text:p>
      <text:p text:style-name="P11"/>
      <text:p text:style-name="P12">¿Por qué Java es portable? </text:p>
      <text:p text:style-name="P13">Por que cualquier equipo con una máquina virtual java puede interpretar los archivos .class</text:p>
      <text:p text:style-name="P13"/>
      <text:p text:style-name="P12">¿Qué es un IDE? </text:p>
      <text:p text:style-name="P11">Un tipo de software especializado en el desarrollo de aplicaciones y softwares</text:p>
      <text:p text:style-name="P11"/>
      <text:p text:style-name="P12">Di 3 características deseables de un algoritmo </text:p>
      <text:p text:style-name="P13"/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text:span text:style-name="T2">public class </text:span><text:span text:style-name="T3">IntroduccionALaProgramacion </text:span><text:span text:style-name="T4">{<text:line-break/> <text:s text:c="3"/></text:span><text:span text:style-name="T2">public static void </text:span><text:span text:style-name="T4">main(</text:span><text:span text:style-name="T3">String</text:span><text:span text:style-name="T4">[] </text:span><text:span text:style-name="T3">args</text:span><text:span text:style-name="T4">) {<text:line-break/> <text:s text:c="7"/></text:span><text:span text:style-name="T5">//-------------------------------------------//<text:line-break/> <text:s text:c="7"/>/* 1-Calcula el valor de cada expresión si es<text:line-break/> <text:s text:c="7"/>válida. Si no es válida, indica el motivo. */<text:line-break/> <text:s text:c="7"/></text:span><text:span text:style-name="T3">System</text:span><text:span text:style-name="T4">.</text:span><text:span text:style-name="T6">out</text:span><text:span text:style-name="T4">.println(</text:span><text:span text:style-name="T3">10 </text:span><text:span text:style-name="T4">* </text:span><text:span text:style-name="T3">3 </text:span><text:span text:style-name="T4">+ </text:span><text:span text:style-name="T3">5 </text:span><text:span text:style-name="T4">* </text:span><text:span text:style-name="T3">2</text:span><text:span text:style-name="T4">)</text:span><text:span text:style-name="T7">; </text:span><text:span text:style-name="T5">//40<text:line-break/> <text:s text:c="7"/></text:span><text:span text:style-name="T3">System</text:span><text:span text:style-name="T4">.</text:span><text:span text:style-name="T6">out</text:span><text:span text:style-name="T4">.println(</text:span><text:span text:style-name="T3">15 </text:span><text:span text:style-name="T4">% </text:span><text:span text:style-name="T3">4</text:span><text:span text:style-name="T4">)</text:span><text:span text:style-name="T7">; </text:span><text:span text:style-name="T5">//3<text:line-break/> <text:s text:c="7"/></text:span><text:span text:style-name="T3">System</text:span><text:span text:style-name="T4">.</text:span><text:span text:style-name="T6">out</text:span><text:span text:style-name="T4">.println(</text:span><text:span text:style-name="T3">2 </text:span><text:span text:style-name="T4">+ </text:span><text:span text:style-name="T3">7 </text:span><text:span text:style-name="T4">/ </text:span><text:span text:style-name="T3">3</text:span><text:span text:style-name="T4">)</text:span><text:span text:style-name="T7">; </text:span><text:span text:style-name="T5">//4<text:line-break/> <text:s text:c="7"/></text:span><text:span text:style-name="T3">System</text:span><text:span text:style-name="T4">.</text:span><text:span text:style-name="T6">out</text:span><text:span text:style-name="T4">.println(</text:span><text:span text:style-name="T3">4 </text:span><text:span text:style-name="T4">+ </text:span><text:span text:style-name="T8">" precio "</text:span><text:span text:style-name="T4">)</text:span><text:span text:style-name="T7">; </text:span><text:span text:style-name="T5">//no hará ninguna operación, ya que al usar ""</text:span></text:p>
            <text:p text:style-name="P14"><text:span text:style-name="T5"><text:s text:c="65"/>estamos indicando que precio es de tipo string<text:line-break/> <text:s text:c="7"/></text:span><text:span text:style-name="T3">System</text:span><text:span text:style-name="T4">.</text:span><text:span text:style-name="T6">out</text:span><text:span text:style-name="T4">.println((</text:span><text:span text:style-name="T3">5 </text:span><text:span text:style-name="T4">+ </text:span><text:span text:style-name="T3">2</text:span><text:span text:style-name="T4">) &lt;</text:span><text:span text:style-name="T3">8</text:span><text:span text:style-name="T4">)</text:span><text:span text:style-name="T7">; </text:span><text:span text:style-name="T5">//true<text:line-break/> <text:s text:c="7"/>//System.out.println(4&gt; = 4); // syntax error<text:line-break/> <text:s text:c="7"/></text:span><text:span text:style-name="T3">System</text:span><text:span text:style-name="T4">.</text:span><text:span text:style-name="T6">out</text:span><text:span text:style-name="T4">.println(</text:span><text:span text:style-name="T2">true</text:span><text:span text:style-name="T4">||</text:span><text:span text:style-name="T2">false</text:span><text:span text:style-name="T4">)</text:span><text:span text:style-name="T7">; </text:span><text:span text:style-name="T5">//true<text:line-break/> <text:s text:c="7"/>//System.out.println(5||(2 &lt;3)); //OR no se puede aplicar a un int<text:line-break/> <text:s text:c="7"/>//System.out.println((6&gt; = 2)||(3 &lt;= 5)); //el "6&gt; = 2" está mal escrito<text:line-break/> <text:s text:c="7"/></text:span><text:span text:style-name="T3">System</text:span><text:span text:style-name="T4">.</text:span><text:span text:style-name="T6">out</text:span><text:span text:style-name="T4">.println(!(!(!(</text:span><text:span text:style-name="T3">4 </text:span><text:span text:style-name="T4">&lt;</text:span><text:span text:style-name="T3">10</text:span><text:span text:style-name="T4">))))</text:span><text:span text:style-name="T7">; </text:span><text:span text:style-name="T5">//false, pero se puede simplificar<text:line-break/> <text:s text:c="7"/>//System.out.println(4 + false); //no puedes hacer operaciones aritméticas con booleans<text:line-break/> <text:s text:c="7"/></text:span><text:span text:style-name="T3">System</text:span><text:span text:style-name="T4">.</text:span><text:span text:style-name="T6">out</text:span><text:span text:style-name="T4">.println(</text:span><text:span text:style-name="T3">4 </text:span><text:span text:style-name="T4">+ </text:span><text:span text:style-name="T3">2 </text:span><text:span text:style-name="T4">* </text:span><text:span text:style-name="T3">4 </text:span><text:span text:style-name="T4">/ </text:span><text:span text:style-name="T3">2</text:span><text:span text:style-name="T4">)</text:span><text:span text:style-name="T7">; </text:span><text:span text:style-name="T5">//8<text:line-break/> <text:s text:c="7"/>//System.out.println(((5 &lt;0)&amp;&amp;(6&gt; = 7))||(45% 5 &lt;= 0 ); //6&gt; = 7) está mal escrito y</text:span></text:p>
            <text:p text:style-name="P14"><text:span text:style-name="T5"><text:s text:c="75"/></text:span><text:span text:style-name="T9">f</text:span><text:span text:style-name="T5">alta un parentesis al final, si no daría true<text:line-break/> <text:s text:c="7"/></text:span><text:span text:style-name="T3">System</text:span><text:span text:style-name="T4">.</text:span><text:span text:style-name="T6">out</text:span><text:span text:style-name="T4">.println(((</text:span><text:span text:style-name="T3">10 </text:span><text:span text:style-name="T4">- </text:span><text:span text:style-name="T3">4</text:span><text:span text:style-name="T4">)&gt; </text:span><text:span text:style-name="T3">0</text:span><text:span text:style-name="T4">)||</text:span><text:span text:style-name="T2">true</text:span><text:span text:style-name="T4">)</text:span><text:span text:style-name="T7">; </text:span><text:span text:style-name="T5">//siempre dará true<text:line-break/> <text:s text:c="7"/></text:span><text:span text:style-name="T3">System</text:span><text:span text:style-name="T4">.</text:span><text:span text:style-name="T6">out</text:span><text:span text:style-name="T4">.println(((</text:span><text:span text:style-name="T3">10</text:span><text:span text:style-name="T4">-</text:span><text:span text:style-name="T3">4</text:span><text:span text:style-name="T4">) &lt;</text:span><text:span text:style-name="T3">0</text:span><text:span text:style-name="T4">) || </text:span><text:span text:style-name="T2">true</text:span><text:span text:style-name="T4">)</text:span><text:span text:style-name="T7">; </text:span><text:span text:style-name="T5">//siempre dará true<text:line-break/><text:line-break/><text:line-break/> <text:s text:c="7"/>//---------------------------------------------------//<text:line-break/> <text:s text:c="7"/>/* 2-Dados los siguientes valores de las variables<text:line-break/></text:span><text:soft-page-break/><text:span text:style-name="T5"> <text:s text:c="7"/>X = 1, Y = 4, Z = 10 y la constante PI = 3.14,<text:line-break/> <text:s text:c="7"/>evalúa las expresiones siguientes. Importante fijarse<text:line-break/> <text:s text:c="7"/>en el resultado del tipo de retorno. */<text:line-break/><text:line-break/> <text:s text:c="7"/></text:span><text:span text:style-name="T2">int </text:span><text:span text:style-name="T3">X </text:span><text:span text:style-name="T4">= </text:span><text:span text:style-name="T3">1</text:span><text:span text:style-name="T7">;<text:line-break/> <text:s text:c="7"/></text:span><text:span text:style-name="T2">int </text:span><text:span text:style-name="T3">Y </text:span><text:span text:style-name="T4">= </text:span><text:span text:style-name="T3">4</text:span><text:span text:style-name="T7">;<text:line-break/> <text:s text:c="7"/></text:span><text:span text:style-name="T2">int </text:span><text:span text:style-name="T3">Z </text:span><text:span text:style-name="T4">= </text:span><text:span text:style-name="T3">10</text:span><text:span text:style-name="T7">;<text:line-break/> <text:s text:c="7"/></text:span><text:span text:style-name="T2">double </text:span><text:span text:style-name="T3">PI </text:span><text:span text:style-name="T4">= </text:span><text:span text:style-name="T3">3.14</text:span><text:span text:style-name="T7">;<text:line-break/><text:line-break/> <text:s text:c="7"/></text:span><text:span text:style-name="T3">System</text:span><text:span text:style-name="T4">.</text:span><text:span text:style-name="T6">out</text:span><text:span text:style-name="T4">.println(</text:span><text:span text:style-name="T3">2 </text:span><text:span text:style-name="T4">* </text:span><text:span text:style-name="T3">X </text:span><text:span text:style-name="T4">+ </text:span><text:span text:style-name="T3">0.5 </text:span><text:span text:style-name="T4">* </text:span><text:span text:style-name="T3">Y </text:span><text:span text:style-name="T4">- </text:span><text:span text:style-name="T3">1</text:span><text:span text:style-name="T4">/</text:span><text:span text:style-name="T3">5 </text:span><text:span text:style-name="T4">* </text:span><text:span text:style-name="T3">Z</text:span><text:span text:style-name="T4">)</text:span><text:span text:style-name="T7">; </text:span><text:span text:style-name="T5">//devuelve 4.0<text:line-break/> <text:s text:c="7"/>//System.out.println(((PI * X ^ 2 )&gt; Y)||((2 * PI * X)&lt;=Z)); // el operador ^ no se puede</text:span></text:p>
            <text:p text:style-name="P14"><text:span text:style-name="T5"><text:s text:c="107"/>aplicar a doubles<text:line-break/> <text:s text:c="7"/></text:span><text:span text:style-name="T3">System</text:span><text:span text:style-name="T4">.</text:span><text:span text:style-name="T6">out</text:span><text:span text:style-name="T4">.println(</text:span><text:span text:style-name="T8">" Hola, mundo! " </text:span><text:span text:style-name="T4">== </text:span><text:span text:style-name="T8">"Hola," </text:span><text:span text:style-name="T4">+ </text:span><text:span text:style-name="T8">"mundo!"</text:span><text:span text:style-name="T4">)</text:span><text:span text:style-name="T7">; </text:span><text:span text:style-name="T5">//siempre devuelve false,</text:span></text:p>
            <text:p text:style-name="P14"><text:span text:style-name="T5"><text:s text:c="96"/>por la diferencia en los espacios<text:line-break/> <text:s text:c="7"/></text:span><text:span text:style-name="T3">System</text:span><text:span text:style-name="T4">.</text:span><text:span text:style-name="T6">out</text:span><text:span text:style-name="T4">.println(</text:span><text:span text:style-name="T8">'a' </text:span><text:span text:style-name="T4">== </text:span><text:span text:style-name="T8">'A'</text:span><text:span text:style-name="T4">)</text:span><text:span text:style-name="T7">; </text:span><text:span text:style-name="T5">//devuelve false<text:line-break/> <text:s text:c="3"/></text:span><text:span text:style-name="T4">}<text:line-break/>}</text:span></text:p>
            <text:p text:style-name="Standard"/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021e3"/>
    </style:style>
    <style:style style:name="MT2" style:family="text">
      <style:text-properties officeooo:rsid="001bd3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Introduccion</text:file-name></text:p>
      </style:header>
      <style:header-first>
        <text:p text:style-name="Header"><text:tab/><text:file-name text:display="name">Introduccion</text:file-nam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3:18:23.170057944</meta:creation-date>
    <dc:date>2024-10-03T22:50:55.704000000</dc:date>
    <meta:editing-duration>PT3H22M2S</meta:editing-duration>
    <meta:editing-cycles>7</meta:editing-cycles>
    <meta:generator>LibreOffice/24.8.1.2$Windows_X86_64 LibreOffice_project/87fa9aec1a63e70835390b81c40bb8993f1d4ff6</meta:generator>
    <meta:document-statistic meta:table-count="1" meta:image-count="0" meta:object-count="0" meta:page-count="4" meta:paragraph-count="27" meta:word-count="430" meta:character-count="3312" meta:non-whitespace-character-count="2299"/>
  </office:meta>
</office:document-meta>
</file>